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5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1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bno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a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mpany</text:p>
          </table:table-cell>
          <table:table-cell table:style-name="ce1" office:value-type="string" calcext:value-type="string">
            <text:p>addr</text:p>
          </table:table-cell>
          <table:table-cell table:number-columns-repeated="2"/>
          <table:table-cell table:style-name="ce1" table:number-columns-repeated="101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office:value-type="float" office:value="121.55151" calcext:value-type="float">
            <text:p>121.551510</text:p>
          </table:table-cell>
          <table:table-cell office:value-type="float" office:value="25.08488" calcext:value-type="float">
            <text:p>25.084880</text:p>
          </table:table-cell>
          <table:table-cell office:value-type="string" calcext:value-type="string">
            <text:p>台北</text:p>
          </table:table-cell>
          <table:table-cell office:value-type="string" calcext:value-type="string">
            <text:p>凱基</text:p>
          </table:table-cell>
          <table:table-cell office:value-type="string" calcext:value-type="string">
            <text:p>No. 698, Mingshui Rd, Zhongshan District Taipei City, 10491, Taiwan</text:p>
          </table:table-cell>
          <table:table-cell table:number-columns-repeated="1017"/>
        </table:table-row>
        <table:table-row table:style-name="ro2"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8" calcext:value-type="float">
            <text:p>121.535080</text:p>
          </table:table-cell>
          <table:table-cell office:value-type="float" office:value="25.05234" calcext:value-type="float">
            <text:p>25.052340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No. 137, Section 2, Nanjing E Rd, Zhongshan District Taipei City, 10491, Taiwan</text:p>
          </table:table-cell>
          <table:table-cell table:number-columns-repeated="1017"/>
        </table:table-row>
        <table:table-row table:style-name="ro2"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6" calcext:value-type="float">
            <text:p>121.576460</text:p>
          </table:table-cell>
          <table:table-cell office:value-type="float" office:value="25.04988" calcext:value-type="float">
            <text:p>25.049880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No. 678, Section 4, Bade Rd, Songshan DistrictTaipei City, 105, Taiwan</text:p>
          </table:table-cell>
          <table:table-cell table:number-columns-repeated="1017"/>
        </table:table-row>
        <table:table-row table:style-name="ro2"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office:value-type="float" office:value="121.442" calcext:value-type="float">
            <text:p>121.442000</text:p>
          </table:table-cell>
          <table:table-cell office:value-type="float" office:value="24.978716" calcext:value-type="float">
            <text:p>24.978716</text:p>
          </table:table-cell>
          <table:table-cell office:value-type="string" calcext:value-type="string">
            <text:p>新北</text:p>
          </table:table-cell>
          <table:table-cell/>
          <table:table-cell office:value-type="string" calcext:value-type="string">
            <text:p>No. 8, Yuanfu St, Tucheng District New Taipei City, 236, Taiwan</text:p>
          </table:table-cell>
          <table:table-cell table:number-columns-repeated="1017"/>
        </table:table-row>
        <table:table-row table:style-name="ro2"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94" calcext:value-type="float">
            <text:p>121.536594</text:p>
          </table:table-cell>
          <table:table-cell office:value-type="float" office:value="25.060288" calcext:value-type="float">
            <text:p>25.060288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No. 196a, Section 2, Jianguo N Rd, Zhongshan District Taipei City, 10491, Taiwan</text:p>
          </table:table-cell>
          <table:table-cell table:number-columns-repeated="1017"/>
        </table:table-row>
        <table:table-row table:style-name="ro2"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934" calcext:value-type="float">
            <text:p>120.432934</text:p>
          </table:table-cell>
          <table:table-cell office:value-type="float" office:value="23.709612" calcext:value-type="float">
            <text:p>23.709612</text:p>
          </table:table-cell>
          <table:table-cell office:value-type="string" calcext:value-type="string">
            <text:p>雲林</text:p>
          </table:table-cell>
          <table:table-cell/>
          <table:table-cell office:value-type="string" calcext:value-type="string">
            <text:p>No. 133, Gong'an Rd, Huwei Township, 632, Taiwan</text:p>
          </table:table-cell>
          <table:table-cell table:number-columns-repeated="1017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office:value-type="float" office:value="121.547735" calcext:value-type="float">
            <text:p>121.547735</text:p>
          </table:table-cell>
          <table:table-cell office:value-type="float" office:value="25.057556" calcext:value-type="float">
            <text:p>25.057556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14, No. 156, Section 3, Minsheng E Rd, Songshan District, Taipei City, 105, Taiwan</text:p>
          </table:table-cell>
          <table:table-cell table:number-columns-repeated="1017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office:value-type="float" office:value="121.54919" calcext:value-type="float">
            <text:p>121.549190</text:p>
          </table:table-cell>
          <table:table-cell office:value-type="float" office:value="25.022218" calcext:value-type="float">
            <text:p>25.022218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No. 335, Section 2, Dunhua S Rd, Da’an District, Taipei City, 106, Taiwan</text:p>
          </table:table-cell>
          <table:table-cell table:number-columns-repeated="1017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08" calcext:value-type="float">
            <text:p>121.565080</text:p>
          </table:table-cell>
          <table:table-cell office:value-type="float" office:value="25.042985" calcext:value-type="float">
            <text:p>25.042985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No. 176-1, Section 1, Keelung Rd, Xinyi District, Taipei City, 110 Taiwan</text:p>
          </table:table-cell>
          <table:table-cell table:number-columns-repeated="1017"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21" calcext:value-type="float">
            <text:p>121.567021</text:p>
          </table:table-cell>
          <table:table-cell office:value-type="float" office:value="25.032741" calcext:value-type="float">
            <text:p>25.032741</text:p>
          </table:table-cell>
          <table:table-cell office:value-type="string" calcext:value-type="string">
            <text:p>台北</text:p>
          </table:table-cell>
          <table:table-cell/>
          <table:table-cell office:value-type="string" calcext:value-type="string">
            <text:p>3, No. 106, Section 5, Xinyi Rd, Xinyi District, Taipei City, 110, Tai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office:value-type="float" office:value="120.439753" calcext:value-type="float">
            <text:p>120.439753</text:p>
          </table:table-cell>
          <table:table-cell office:value-type="float" office:value="23.521645" calcext:value-type="float">
            <text:p>23.521645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121, Section 3, Jianguo Rd, Minxiong Township, Chiayi County, 621, Tai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office:value-type="float" office:value="120.244946" calcext:value-type="float">
            <text:p>120.244946</text:p>
          </table:table-cell>
          <table:table-cell office:value-type="float" office:value="23.465792" calcext:value-type="float">
            <text:p>23.465792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37, Shantong Rd, Puzi City, Chiayi County, 613, Taiwan</text:p>
          </table:table-cell>
          <table:table-cell table:number-columns-repeated="1017"/>
        </table:table-row>
        <table:table-row table:style-name="ro2"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office:value-type="float" office:value="120.450526" calcext:value-type="float">
            <text:p>120.450526</text:p>
          </table:table-cell>
          <table:table-cell office:value-type="float" office:value="23.480273" calcext:value-type="float">
            <text:p>23.480273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285, Zhongshan Rd, Ea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office:value-type="float" office:value="120.241572" calcext:value-type="float">
            <text:p>120.241572</text:p>
          </table:table-cell>
          <table:table-cell office:value-type="float" office:value="23.464158" calcext:value-type="float">
            <text:p>23.464158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2, No. 2, Wenhua N Rd, Puzi City, Chiayi County, 613, Tai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office:value-type="float" office:value="120.425938" calcext:value-type="float">
            <text:p>120.425938</text:p>
          </table:table-cell>
          <table:table-cell office:value-type="float" office:value="23.5559" calcext:value-type="float">
            <text:p>23.555900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212, Baosheng St, Minxiong Township, Chiayi County, 621, Taiwan</text:p>
          </table:table-cell>
          <table:table-cell table:number-columns-repeated="1017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office:value-type="float" office:value="120.448315" calcext:value-type="float">
            <text:p>120.448315</text:p>
          </table:table-cell>
          <table:table-cell office:value-type="float" office:value="23.480824" calcext:value-type="float">
            <text:p>23.480824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279, Guohua St, We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office:value-type="float" office:value="120.449799" calcext:value-type="float">
            <text:p>120.449799</text:p>
          </table:table-cell>
          <table:table-cell office:value-type="float" office:value="23.479872" calcext:value-type="float">
            <text:p>23.479872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309, Zhongshan Rd, Ea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office:value-type="float" office:value="120.451109" calcext:value-type="float">
            <text:p>120.451109</text:p>
          </table:table-cell>
          <table:table-cell office:value-type="float" office:value="23.479463" calcext:value-type="float">
            <text:p>23.479463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132, Guanghua Rd, Ea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office:value-type="float" office:value="120.437866" calcext:value-type="float">
            <text:p>120.437866</text:p>
          </table:table-cell>
          <table:table-cell office:value-type="float" office:value="23.468266" calcext:value-type="float">
            <text:p>23.468266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2, No. 342, Xingye W Rd, West District, Chiayi City, 600, Tai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office:value-type="float" office:value="120.450103" calcext:value-type="float">
            <text:p>120.450103</text:p>
          </table:table-cell>
          <table:table-cell office:value-type="float" office:value="23.480018" calcext:value-type="float">
            <text:p>23.480018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3, No. 307, Zhongshan Rd, Ea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office:value-type="float" office:value="120.448056" calcext:value-type="float">
            <text:p>120.448056</text:p>
          </table:table-cell>
          <table:table-cell office:value-type="float" office:value="23.484006" calcext:value-type="float">
            <text:p>23.484006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153, Linsen W Rd, We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5921" calcext:value-type="float">
            <text:p>5921</text:p>
          </table:table-cell>
          <table:table-cell office:value-type="string" calcext:value-type="string">
            <text:p>元富-嘉義</text:p>
          </table:table-cell>
          <table:table-cell office:value-type="float" office:value="120.452022" calcext:value-type="float">
            <text:p>120.452022</text:p>
          </table:table-cell>
          <table:table-cell office:value-type="float" office:value="23.474609" calcext:value-type="float">
            <text:p>23.474609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316, Chuiyang Rd, Ea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office:value-type="float" office:value="120.446086373015" calcext:value-type="float">
            <text:p>120.446086</text:p>
          </table:table-cell>
          <table:table-cell office:value-type="float" office:value="23.4799760705226" calcext:value-type="float">
            <text:p>23.479976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6, No. 386, Zhongshan Rd, We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office:value-type="float" office:value="120.448587028836" calcext:value-type="float">
            <text:p>120.448587</text:p>
          </table:table-cell>
          <table:table-cell office:value-type="float" office:value="23.4839030446332" calcext:value-type="float">
            <text:p>23.483903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3, No. 259, Wenhua Rd, East District, Chiayi City, 600, Tai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office:value-type="float" office:value="120.447154357672" calcext:value-type="float">
            <text:p>120.447154</text:p>
          </table:table-cell>
          <table:table-cell office:value-type="float" office:value="23.4740472619122" calcext:value-type="float">
            <text:p>23.474047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508, Chuiyang Rd, West District, Chiayi City, 600, Taiwan</text:p>
          </table:table-cell>
          <table:table-cell table:number-columns-repeated="1017"/>
        </table:table-row>
        <table:table-row table:style-name="ro2"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office:value-type="float" office:value="120.443735928836" calcext:value-type="float">
            <text:p>120.443736</text:p>
          </table:table-cell>
          <table:table-cell office:value-type="float" office:value="23.4683606959776" calcext:value-type="float">
            <text:p>23.468361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2, No. 123, Xingye W Rd, West District, Chiayi City, 600</text:p>
          </table:table-cell>
          <table:table-cell table:number-columns-repeated="1017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office:value-type="float" office:value="120.444385113493" calcext:value-type="float">
            <text:p>120.444385</text:p>
          </table:table-cell>
          <table:table-cell office:value-type="float" office:value="23.4755838959188" calcext:value-type="float">
            <text:p>23.475584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2, No. 193, Xinrong Rd, West District, Chiayi City, 600</text:p>
          </table:table-cell>
          <table:table-cell table:number-columns-repeated="1017"/>
        </table:table-row>
        <table:table-row table:style-name="ro2"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office:value-type="float" office:value="120.450546615343" calcext:value-type="float">
            <text:p>120.450547</text:p>
          </table:table-cell>
          <table:table-cell office:value-type="float" office:value="23.4804011912408" calcext:value-type="float">
            <text:p>23.480401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285, Zhongshan Rd, East District, Chiayi City, 600</text:p>
          </table:table-cell>
          <table:table-cell table:number-columns-repeated="1017"/>
        </table:table-row>
        <table:table-row table:style-name="ro2"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office:value-type="float" office:value="120.445007728836" calcext:value-type="float">
            <text:p>120.445008</text:p>
          </table:table-cell>
          <table:table-cell office:value-type="float" office:value="23.4795106523347" calcext:value-type="float">
            <text:p>23.479511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497, Zhongshan Rd, West District, Chiayi City, 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office:value-type="float" office:value="120.458606584657" calcext:value-type="float">
            <text:p>120.458607</text:p>
          </table:table-cell>
          <table:table-cell office:value-type="float" office:value="23.4746726972442" calcext:value-type="float">
            <text:p>23.474673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1, No. 87, Chuiyang Rd, East District, Chiayi City, 600</text:p>
          </table:table-cell>
          <table:table-cell table:number-columns-repeated="1017"/>
        </table:table-row>
        <table:table-row table:style-name="ro2"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office:value-type="float" office:value="120.443967515343" calcext:value-type="float">
            <text:p>120.443968</text:p>
          </table:table-cell>
          <table:table-cell office:value-type="float" office:value="23.4737404576395" calcext:value-type="float">
            <text:p>23.473740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620, Chuiyang Rd, West District, Chiayi City, 60043</text:p>
          </table:table-cell>
          <table:table-cell table:number-columns-repeated="1017"/>
        </table:table-row>
        <table:table-row table:style-name="ro2"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office:value-type="float" office:value="120.440946171164" calcext:value-type="float">
            <text:p>120.440946</text:p>
          </table:table-cell>
          <table:table-cell office:value-type="float" office:value="23.4765828129693" calcext:value-type="float">
            <text:p>23.476583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469, Lanjing St, West District, Chiayi City, 600</text:p>
          </table:table-cell>
          <table:table-cell table:number-columns-repeated="1017"/>
        </table:table-row>
        <table:table-row table:style-name="ro2"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office:value-type="float" office:value="120.445278886507" calcext:value-type="float">
            <text:p>120.445279</text:p>
          </table:table-cell>
          <table:table-cell office:value-type="float" office:value="23.4831419875564" calcext:value-type="float">
            <text:p>23.483142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320, Linsen W Rd, West District, Chiayi City, 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398442328" calcext:value-type="float">
            <text:p>120.447398</text:p>
          </table:table-cell>
          <table:table-cell office:value-type="float" office:value="23.4838945663229" calcext:value-type="float">
            <text:p>23.483895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No. 173, Linsen W Rd, West District, Chiayi City, 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office:value-type="float" office:value="120.446054186507" calcext:value-type="float">
            <text:p>120.446054</text:p>
          </table:table-cell>
          <table:table-cell office:value-type="float" office:value="23.4800351133986" calcext:value-type="float">
            <text:p>23.480035</text:p>
          </table:table-cell>
          <table:table-cell office:value-type="string" calcext:value-type="string">
            <text:p>嘉義</text:p>
          </table:table-cell>
          <table:table-cell/>
          <table:table-cell office:value-type="string" calcext:value-type="string">
            <text:p>3, No. 386, Zhongshan Rd, West District, Chiayi City, 600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7:57:48.3430471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1:10:55.266225959</meta:creation-date>
    <dc:date>2022-05-20T18:25:25.804595751</dc:date>
    <meta:editing-duration>PT4H25M5S</meta:editing-duration>
    <meta:editing-cycles>37</meta:editing-cycles>
    <meta:generator>LibreOffice/7.2.2.2$MacOSX_X86_64 LibreOffice_project/02b2acce88a210515b4a5bb2e46cbfb63fe97d56</meta:generator>
    <meta:document-statistic meta:table-count="1" meta:cell-count="218" meta:object-count="0"/>
  </office:meta>
</office:document-meta>
</file>